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208" officeooo:paragraph-rsid="00064208"/>
    </style:style>
    <style:style style:name="P2" style:family="paragraph" style:parent-style-name="Standard">
      <style:text-properties officeooo:paragraph-rsid="00064208"/>
    </style:style>
    <style:style style:name="P3" style:family="paragraph" style:parent-style-name="Standard">
      <style:text-properties fo:color="#000000" style:font-name="Liberation Serif" fo:font-size="12pt" fo:font-weight="normal" officeooo:paragraph-rsid="00064208" style:font-size-asian="12pt" style:font-size-complex="12pt"/>
    </style:style>
    <style:style style:name="P4" style:family="paragraph" style:parent-style-name="Standard" style:list-style-name="L1">
      <style:text-properties officeooo:paragraph-rsid="0008290c"/>
    </style:style>
    <style:style style:name="P5" style:family="paragraph" style:parent-style-name="Standard" style:list-style-name="L1">
      <style:text-properties officeooo:paragraph-rsid="000e1c36"/>
    </style:style>
    <style:style style:name="P6" style:family="paragraph" style:parent-style-name="Standard" style:list-style-name="L1">
      <style:text-properties fo:font-variant="normal" fo:text-transform="none" fo:color="#444444" style:font-name="Helvetica Neue" fo:font-size="9pt" fo:letter-spacing="normal" fo:font-style="normal" fo:font-weight="normal" officeooo:paragraph-rsid="0008290c"/>
    </style:style>
    <style:style style:name="P7" style:family="paragraph" style:parent-style-name="Standard" style:list-style-name="L1">
      <style:text-properties fo:font-variant="normal" fo:text-transform="none" fo:color="#444444" style:font-name="Helvetica Neue" fo:font-size="9pt" fo:letter-spacing="normal" fo:font-style="normal" fo:font-weight="normal" officeooo:paragraph-rsid="000e1c36"/>
    </style:style>
    <style:style style:name="P8" style:family="paragraph" style:parent-style-name="Standard" style:list-style-name="L1">
      <style:text-properties fo:font-variant="normal" fo:text-transform="none" fo:color="#444444" style:font-name="Helvetica Neue" fo:font-size="9pt" fo:letter-spacing="normal" fo:font-style="normal" fo:font-weight="normal" officeooo:paragraph-rsid="000f5627"/>
    </style:style>
    <style:style style:name="P9" style:family="paragraph" style:parent-style-name="Standard">
      <style:text-properties fo:font-variant="normal" fo:text-transform="none" fo:color="#444444" style:font-name="Helvetica Neue" fo:font-size="9pt" fo:letter-spacing="normal" fo:font-style="normal" fo:font-weight="normal" officeooo:paragraph-rsid="00137bbc"/>
    </style:style>
    <style:style style:name="P10" style:family="paragraph" style:parent-style-name="Standard" style:list-style-name="L2">
      <style:text-properties fo:font-variant="normal" fo:text-transform="none" fo:color="#444444" style:font-name="Helvetica Neue" fo:font-size="9pt" fo:letter-spacing="normal" fo:font-style="normal" fo:font-weight="normal" officeooo:paragraph-rsid="0019c8a7"/>
    </style:style>
    <style:style style:name="P11" style:family="paragraph" style:parent-style-name="Standard" style:list-style-name="L1">
      <style:text-properties fo:color="#444444" style:font-name="Helvetica Neue" fo:font-size="9pt" officeooo:paragraph-rsid="000f3c78"/>
    </style:style>
    <style:style style:name="P12" style:family="paragraph" style:parent-style-name="Standard" style:list-style-name="L2">
      <style:text-properties fo:color="#444444" style:font-name="Helvetica Neue" fo:font-size="9pt" fo:font-weight="normal" officeooo:paragraph-rsid="0019c8a7"/>
    </style:style>
    <style:style style:name="P13" style:family="paragraph" style:parent-style-name="Standard" style:list-style-name="L2">
      <style:text-properties officeooo:paragraph-rsid="00159642"/>
    </style:style>
    <style:style style:name="P14" style:family="paragraph" style:parent-style-name="Standard" style:list-style-name="L2">
      <style:text-properties officeooo:paragraph-rsid="0019c8a7"/>
    </style:style>
    <style:style style:name="P15" style:family="paragraph" style:parent-style-name="Standard" style:list-style-name="L2">
      <style:text-properties officeooo:rsid="00195806" officeooo:paragraph-rsid="00195806"/>
    </style:style>
    <style:style style:name="P16" style:family="paragraph" style:parent-style-name="Standard" style:list-style-name="L2">
      <style:text-properties fo:font-weight="normal" officeooo:rsid="00195806" officeooo:paragraph-rsid="00195806" style:font-weight-asian="normal" style:font-weight-complex="normal"/>
    </style:style>
    <style:style style:name="P17" style:family="paragraph" style:parent-style-name="Standard">
      <style:text-properties officeooo:rsid="000db69b" officeooo:paragraph-rsid="003e2940"/>
    </style:style>
    <style:style style:name="P18" style:family="paragraph" style:parent-style-name="Standard">
      <style:text-properties officeooo:paragraph-rsid="003e2940"/>
    </style:style>
    <style:style style:name="P19" style:family="paragraph" style:parent-style-name="Standard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7606ec" officeooo:paragraph-rsid="00212f85" style:font-weight-asian="normal" style:font-weight-complex="normal"/>
    </style:style>
    <style:style style:name="P20" style:family="paragraph" style:parent-style-name="Standard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3e2940" style:font-weight-asian="bold" style:font-weight-complex="bold"/>
    </style:style>
    <style:style style:name="P21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3e2940" style:font-weight-asian="bold" style:font-weight-complex="bold"/>
    </style:style>
    <style:style style:name="P22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3e2940"/>
    </style:style>
    <style:style style:name="P23" style:family="paragraph" style:parent-style-name="Standard">
      <style:paragraph-properties fo:margin-top="0cm" fo:margin-bottom="0.499cm" loext:contextual-spacing="false"/>
      <style:text-properties officeooo:paragraph-rsid="003a4f4f"/>
    </style:style>
    <style:style style:name="P24" style:family="paragraph" style:parent-style-name="Standard">
      <style:paragraph-properties fo:margin-top="0cm" fo:margin-bottom="0.499cm" loext:contextual-spacing="false"/>
      <style:text-properties fo:color="#000000" style:font-name="Helvetica Neue" fo:font-size="9pt" officeooo:paragraph-rsid="003e2940"/>
    </style:style>
    <style:style style:name="P25" style:family="paragraph" style:parent-style-name="Standard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864e3e" officeooo:paragraph-rsid="003e2940" style:font-weight-asian="bold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normal" fo:font-weight="bold" officeooo:paragraph-rsid="003b149a" style:font-weight-asian="bold" style:font-weight-complex="bold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normal" officeooo:paragraph-rsid="003e2940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3e2940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fo:font-weight="normal" officeooo:paragraph-rsid="00212f85" style:font-weight-asian="normal" style:font-weight-complex="normal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Helvetica Neue" fo:font-size="9pt" fo:font-style="normal" fo:font-weight="bold" officeooo:paragraph-rsid="003b149a" style:font-weight-asian="bold" style:font-weight-complex="bold"/>
    </style:style>
    <style:style style:name="P31" style:family="paragraph" style:parent-style-name="Preformatted_20_Text" style:list-style-name="L2">
      <style:paragraph-properties fo:margin-top="0cm" fo:margin-bottom="0.499cm" loext:contextual-spacing="false"/>
      <style:text-properties officeooo:paragraph-rsid="001f1a35"/>
    </style:style>
    <style:style style:name="P3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7606ec" officeooo:paragraph-rsid="00212f85" style:font-weight-asian="normal" style:font-weight-complex="normal"/>
    </style:style>
    <style:style style:name="P3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3b149a" style:font-weight-asian="bold" style:font-weight-complex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9048c4" officeooo:paragraph-rsid="00357815" style:font-weight-asian="bold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53a3bd" officeooo:paragraph-rsid="003e2940" style:font-weight-asian="bold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b363ec" officeooo:paragraph-rsid="003e2940" style:font-weight-asian="bold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3e2940" style:font-weight-asian="bold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3a4f4f"/>
    </style:style>
    <style:style style:name="P3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paragraph-rsid="003e2940"/>
    </style:style>
    <style:style style:name="P4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normal" officeooo:rsid="007e5e6c" officeooo:paragraph-rsid="003e2940" style:font-weight-asian="normal" style:font-weight-complex="normal"/>
    </style:style>
    <style:style style:name="P4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7606ec" officeooo:paragraph-rsid="00212f85" style:font-weight-asian="normal" style:font-weight-complex="normal"/>
    </style:style>
    <style:style style:name="P42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9048c4" officeooo:paragraph-rsid="00357815" style:font-weight-asian="bold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8080" style:font-name="DejaVu Sans Mono" fo:font-size="9pt" fo:letter-spacing="normal" fo:font-style="italic" fo:font-weight="bold" officeooo:rsid="00864e3e" officeooo:paragraph-rsid="003b149a" style:font-weight-asian="bold" style:font-weight-complex="bold"/>
    </style:style>
    <style:style style:name="P44" style:family="paragraph" style:parent-style-name="Preformatted_20_Text" style:list-style-name="L3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64e3e" officeooo:paragraph-rsid="002571ce" style:font-weight-asian="bold" style:font-weight-complex="bold"/>
    </style:style>
    <style:style style:name="P4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3e2940" style:font-weight-asian="bold" style:font-weight-complex="bold"/>
    </style:style>
    <style:style style:name="P46" style:family="paragraph" style:parent-style-name="Preformatted_20_Text" style:list-style-name="L3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rsid="00864e3e" officeooo:paragraph-rsid="002571ce"/>
    </style:style>
    <style:style style:name="P4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9pt" fo:letter-spacing="normal" fo:font-style="normal" fo:font-weight="bold" officeooo:paragraph-rsid="003e2940"/>
    </style:style>
    <style:style style:name="P4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DejaVu Sans Mono" fo:font-size="9pt" fo:letter-spacing="normal" fo:font-style="normal" fo:font-weight="bold" officeooo:rsid="00b363ec" officeooo:paragraph-rsid="003e2940" style:font-weight-asian="bold" style:font-weight-complex="bold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9pt" fo:font-style="italic" officeooo:paragraph-rsid="003e2940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3b149a"/>
    </style:style>
    <style:style style:name="P51" style:family="paragraph" style:parent-style-name="Preformatted_20_Text" style:list-style-name="L5">
      <style:paragraph-properties fo:margin-top="0cm" fo:margin-bottom="0.499cm" loext:contextual-spacing="false"/>
      <style:text-properties fo:color="#000000" fo:font-weight="bold" officeooo:paragraph-rsid="00357815" style:font-weight-asian="bold" style:font-weight-complex="bold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3b149a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3e2940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8000" officeooo:paragraph-rsid="003e2940"/>
    </style:style>
    <style:style style:name="P55" style:family="paragraph" style:parent-style-name="Preformatted_20_Text" style:list-style-name="L3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2571ce" style:font-weight-asian="bold" style:font-weight-complex="bold"/>
    </style:style>
    <style:style style:name="P5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3a4f4f" style:font-weight-asian="bold" style:font-weight-complex="bold"/>
    </style:style>
    <style:style style:name="P5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DejaVu Sans Mono" fo:font-size="9pt" fo:letter-spacing="normal" fo:font-style="normal" fo:font-weight="bold" officeooo:rsid="00864e3e" officeooo:paragraph-rsid="003b149a" style:font-weight-asian="bold" style:font-weight-complex="bold"/>
    </style:style>
    <style:style style:name="P58" style:family="paragraph" style:parent-style-name="Preformatted_20_Text" style:list-style-name="L4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paragraph-rsid="0032f4fe" style:font-weight-asian="bold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Helvetica Neue" fo:font-size="9pt" fo:letter-spacing="normal" fo:font-style="normal" fo:font-weight="bold" officeooo:rsid="00864e3e" officeooo:paragraph-rsid="003b149a" style:font-weight-asian="bold" style:font-weight-complex="bold"/>
    </style:style>
    <style:style style:name="P6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8000" style:font-name="DejaVu Sans Mono" fo:font-size="9pt" fo:letter-spacing="normal" fo:font-style="normal" fo:font-weight="bold" officeooo:rsid="00357815" officeooo:paragraph-rsid="00357815" style:font-weight-asian="bold" style:font-weight-complex="bold"/>
    </style:style>
    <style:style style:name="P61" style:family="paragraph" style:parent-style-name="Preformatted_20_Text" style:list-style-name="L3">
      <style:paragraph-properties fo:margin-top="0cm" fo:margin-bottom="0.499cm" loext:contextual-spacing="false"/>
      <style:text-properties officeooo:paragraph-rsid="0024f536"/>
    </style:style>
    <style:style style:name="P62" style:family="paragraph" style:parent-style-name="Preformatted_20_Text" style:list-style-name="L3">
      <style:paragraph-properties fo:margin-top="0cm" fo:margin-bottom="0.499cm" loext:contextual-spacing="false"/>
      <style:text-properties fo:color="#444444" style:font-name="Helvetica Neue" fo:font-size="9pt" officeooo:paragraph-rsid="002571ce"/>
    </style:style>
    <style:style style:name="P63" style:family="paragraph" style:parent-style-name="Preformatted_20_Text" style:list-style-name="L3">
      <style:paragraph-properties fo:margin-top="0cm" fo:margin-bottom="0.499cm" loext:contextual-spacing="false"/>
      <style:text-properties fo:color="#444444" style:font-name="Helvetica Neue" fo:font-size="9pt" fo:font-weight="bold" officeooo:paragraph-rsid="002571ce" style:font-weight-asian="bold" style:font-weight-complex="bold"/>
    </style:style>
    <style:style style:name="P64" style:family="paragraph" style:parent-style-name="Preformatted_20_Text" style:list-style-name="L3">
      <style:paragraph-properties fo:margin-top="0cm" fo:margin-bottom="0.499cm" loext:contextual-spacing="false"/>
      <style:text-properties fo:font-weight="bold" officeooo:paragraph-rsid="002571ce" style:font-weight-asian="bold" style:font-weight-complex="bold"/>
    </style:style>
    <style:style style:name="P65" style:family="paragraph" style:parent-style-name="Preformatted_20_Text">
      <style:paragraph-properties fo:margin-top="0cm" fo:margin-bottom="0.499cm" loext:contextual-spacing="false"/>
      <style:text-properties fo:font-weight="bold" officeooo:paragraph-rsid="0032f4fe" style:font-weight-asian="bold" style:font-weight-complex="bold"/>
    </style:style>
    <style:style style:name="P66" style:family="paragraph" style:parent-style-name="Preformatted_20_Text">
      <style:text-properties fo:color="#008000" style:font-name="DejaVu Sans Mono" fo:font-size="9pt" fo:font-weight="bold" officeooo:rsid="001f1a35" officeooo:paragraph-rsid="0021a02c"/>
    </style:style>
    <style:style style:name="P67" style:family="paragraph" style:parent-style-name="Preformatted_20_Text">
      <style:text-properties fo:color="#008000" style:font-name="DejaVu Sans Mono" fo:font-size="9pt" fo:font-weight="bold" officeooo:paragraph-rsid="0021a02c"/>
    </style:style>
    <style:style style:name="P68" style:family="paragraph" style:parent-style-name="Preformatted_20_Text">
      <style:text-properties fo:color="#008000" style:font-name="DejaVu Sans Mono" fo:font-size="9pt" fo:font-weight="bold" officeooo:paragraph-rsid="003e2940"/>
    </style:style>
    <style:style style:name="P69" style:family="paragraph" style:parent-style-name="Preformatted_20_Text">
      <style:text-properties fo:color="#008000" officeooo:paragraph-rsid="0021a02c"/>
    </style:style>
    <style:style style:name="P70" style:family="paragraph" style:parent-style-name="Preformatted_20_Text">
      <style:text-properties fo:color="#008000" officeooo:paragraph-rsid="00357815"/>
    </style:style>
    <style:style style:name="P71" style:family="paragraph" style:parent-style-name="Preformatted_20_Text">
      <style:text-properties fo:color="#008000" officeooo:paragraph-rsid="003b149a"/>
    </style:style>
    <style:style style:name="P72" style:family="paragraph" style:parent-style-name="Preformatted_20_Text">
      <style:text-properties fo:color="#008000" officeooo:paragraph-rsid="003e2940"/>
    </style:style>
    <style:style style:name="P73" style:family="paragraph" style:parent-style-name="Preformatted_20_Text">
      <style:text-properties fo:color="#000000" style:font-name="DejaVu Sans Mono" fo:font-size="9pt" officeooo:paragraph-rsid="0021a02c"/>
    </style:style>
    <style:style style:name="P74" style:family="paragraph" style:parent-style-name="Preformatted_20_Text">
      <style:text-properties fo:color="#000000" officeooo:paragraph-rsid="0021a02c"/>
    </style:style>
    <style:style style:name="P75" style:family="paragraph" style:parent-style-name="Preformatted_20_Text">
      <style:text-properties fo:color="#000000" officeooo:paragraph-rsid="00357815"/>
    </style:style>
    <style:style style:name="P76" style:family="paragraph" style:parent-style-name="Preformatted_20_Text">
      <style:text-properties fo:color="#000000" officeooo:paragraph-rsid="003b149a"/>
    </style:style>
    <style:style style:name="P77" style:family="paragraph" style:parent-style-name="Preformatted_20_Text">
      <style:text-properties fo:color="#000000" officeooo:paragraph-rsid="003e2940"/>
    </style:style>
    <style:style style:name="T1" style:family="text">
      <style:text-properties officeooo:rsid="000db69b"/>
    </style:style>
    <style:style style:name="T2" style:family="text">
      <style:text-properties fo:color="#660e7a" style:font-name="DejaVu Sans Mono" fo:font-size="9pt" fo:font-style="italic" fo:font-weight="bold"/>
    </style:style>
    <style:style style:name="T3" style:family="text">
      <style:text-properties fo:color="#660e7a" style:font-name="DejaVu Sans Mono" fo:font-size="9pt" fo:font-style="italic" fo:font-weight="bold" officeooo:rsid="000fd527"/>
    </style:style>
    <style:style style:name="T4" style:family="text">
      <style:text-properties fo:color="#660e7a" style:font-name="DejaVu Sans Mono" fo:font-style="italic" fo:font-weight="normal" officeooo:rsid="00c9ac6f" style:font-weight-asian="bold" style:font-weight-complex="bold"/>
    </style:style>
    <style:style style:name="T5" style:family="text">
      <style:text-properties fo:color="#660e7a" style:font-name="DejaVu Sans Mono" fo:font-style="italic" fo:font-weight="normal" officeooo:rsid="00c7725e" style:font-weight-asian="bold" style:font-weight-complex="bold"/>
    </style:style>
    <style:style style:name="T6" style:family="text">
      <style:text-properties fo:color="#660e7a" style:font-name="DejaVu Sans Mono" fo:font-style="italic" fo:font-weight="normal" officeooo:rsid="00c86ba1" style:font-weight-asian="bold" style:font-weight-complex="bold"/>
    </style:style>
    <style:style style:name="T7" style:family="text">
      <style:text-properties fo:color="#660e7a" style:font-name="DejaVu Sans Mono" fo:font-style="italic" fo:font-weight="normal" officeooo:rsid="00c9ac6f" style:font-size-asian="12pt" style:font-style-asian="normal" style:font-size-complex="12pt" style:font-style-complex="normal"/>
    </style:style>
    <style:style style:name="T8" style:family="text">
      <style:text-properties fo:color="#660e7a" style:font-name="DejaVu Sans Mono" fo:font-style="italic" fo:font-weight="normal" officeooo:rsid="00cb5e2d" style:font-size-asian="12pt" style:font-style-asian="normal" style:font-size-complex="12pt" style:font-style-complex="normal"/>
    </style:style>
    <style:style style:name="T9" style:family="text">
      <style:text-properties fo:color="#660e7a" style:font-name="DejaVu Sans Mono" fo:font-style="italic" fo:font-weight="normal" officeooo:rsid="00c7725e"/>
    </style:style>
    <style:style style:name="T10" style:family="text">
      <style:text-properties fo:color="#660e7a" style:font-name="DejaVu Sans Mono" fo:font-style="italic" officeooo:rsid="00c2cc8a"/>
    </style:style>
    <style:style style:name="T11" style:family="text">
      <style:text-properties fo:color="#660e7a" style:font-name="DejaVu Sans Mono" fo:font-style="italic" officeooo:rsid="000fd527"/>
    </style:style>
    <style:style style:name="T12" style:family="text">
      <style:text-properties fo:color="#660e7a" style:font-name="DejaVu Sans Mono" fo:font-style="italic" officeooo:rsid="00c6b4c9" style:font-weight-asian="bold" style:font-weight-complex="bold"/>
    </style:style>
    <style:style style:name="T13" style:family="text">
      <style:text-properties fo:color="#660e7a" style:font-name="DejaVu Sans Mono" fo:font-style="italic" officeooo:rsid="00c7725e" style:font-weight-asian="bold" style:font-weight-complex="bold"/>
    </style:style>
    <style:style style:name="T14" style:family="text">
      <style:text-properties fo:color="#000000" style:font-name="DejaVu Sans Mono"/>
    </style:style>
    <style:style style:name="T15" style:family="text">
      <style:text-properties fo:color="#000000" style:font-name="DejaVu Sans Mono" fo:font-size="9pt"/>
    </style:style>
    <style:style style:name="T16" style:family="text">
      <style:text-properties fo:color="#000000" style:font-name="DejaVu Sans Mono" fo:font-size="9pt" officeooo:rsid="000ea74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DejaVu Sans Mono" officeooo:rsid="003d0fa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DejaVu Sans Mono" officeooo:rsid="000ea74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DejaVu Sans Mono" officeooo:rsid="000f562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DejaVu Sans Mono" officeooo:rsid="0012391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DejaVu Sans Mono" fo:font-weight="bold" officeooo:rsid="003d0fa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DejaVu Sans Mono" fo:font-style="italic"/>
    </style:style>
    <style:style style:name="T23" style:family="text">
      <style:text-properties fo:color="#000000" style:font-name="DejaVu Sans Mono" fo:font-weight="normal" officeooo:rsid="00899bdb"/>
    </style:style>
    <style:style style:name="T24" style:family="text">
      <style:text-properties fo:color="#000000" officeooo:rsid="00adaf7c" style:font-weight-asian="bold" style:font-weight-complex="bold"/>
    </style:style>
    <style:style style:name="T25" style:family="text">
      <style:text-properties fo:color="#000000" officeooo:rsid="00b0732b" style:font-weight-asian="bold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style:font-name="DejaVu Sans Mono" fo:font-size="9pt"/>
    </style:style>
    <style:style style:name="T28" style:family="text">
      <style:text-properties style:font-name="DejaVu Sans Mono" fo:font-size="9pt" fo:font-weight="bold"/>
    </style:style>
    <style:style style:name="T29" style:family="text">
      <style:text-properties style:font-name="DejaVu Sans Mono" fo:font-style="italic" officeooo:rsid="0032f4fe" style:font-size-asian="12pt" style:font-style-asian="normal" style:font-size-complex="12pt" style:font-style-complex="normal"/>
    </style:style>
    <style:style style:name="T30" style:family="text">
      <style:text-properties style:font-name="DejaVu Sans Mono" fo:font-style="italic" officeooo:rsid="00377e42" style:font-size-asian="12pt" style:font-style-asian="normal" style:font-size-complex="12pt" style:font-style-complex="normal"/>
    </style:style>
    <style:style style:name="T31" style:family="text">
      <style:text-properties style:font-name="DejaVu Sans Mono" fo:font-style="italic" officeooo:rsid="00adaf7c"/>
    </style:style>
    <style:style style:name="T32" style:family="text">
      <style:text-properties style:font-name="DejaVu Sans Mono" fo:font-style="italic" fo:font-weight="normal" officeooo:rsid="00adaf7c" style:font-size-asian="12pt" style:font-style-asian="normal" style:font-size-complex="12pt" style:font-style-complex="normal"/>
    </style:style>
    <style:style style:name="T33" style:family="text">
      <style:text-properties style:font-name="DejaVu Sans Mono" fo:font-style="italic" officeooo:rsid="000fd527"/>
    </style:style>
    <style:style style:name="T34" style:family="text">
      <style:text-properties style:font-name="DejaVu Sans Mono" fo:font-style="italic" officeooo:rsid="00c5278c"/>
    </style:style>
    <style:style style:name="T35" style:family="text">
      <style:text-properties style:font-name="DejaVu Sans Mono" fo:font-style="italic" officeooo:rsid="00c6b4c9"/>
    </style:style>
    <style:style style:name="T36" style:family="text">
      <style:text-properties fo:font-variant="normal" fo:text-transform="none" fo:color="#444444" fo:letter-spacing="normal" fo:font-style="normal" officeooo:rsid="000fd527" style:font-style-asian="normal" style:font-style-complex="normal"/>
    </style:style>
    <style:style style:name="T37" style:family="text">
      <style:text-properties fo:font-variant="normal" fo:text-transform="none" fo:color="#444444" style:font-name="Liberation Serif" fo:font-size="12pt" fo:letter-spacing="normal" fo:font-style="normal" fo:font-weight="normal" officeooo:rsid="000fd527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444444" style:font-name="Liberation Serif" fo:font-size="12pt" fo:letter-spacing="normal" fo:font-style="normal" fo:font-weight="normal" officeooo:rsid="0008290c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444444" style:font-name="Liberation Serif" fo:font-size="12pt" fo:letter-spacing="normal" fo:font-style="normal" fo:font-weight="normal" officeooo:rsid="000e1c36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444444" style:font-name="Helvetica Neue" fo:font-size="9pt" fo:letter-spacing="normal" fo:font-style="normal" fo:font-weight="normal" officeooo:rsid="00899bd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444444" style:font-name="Helvetica Neue" fo:font-size="9pt" fo:letter-spacing="normal" fo:font-style="normal" fo:font-weight="bold" officeooo:rsid="000fd52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444444" style:font-name="Helvetica Neue" fo:font-size="9pt" fo:letter-spacing="normal" fo:font-style="normal" fo:font-weight="bold" officeooo:rsid="001f1a35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444444" style:font-name="Helvetica Neue" fo:font-size="9pt" fo:letter-spacing="normal" fo:font-style="normal" fo:font-weight="bold" officeooo:rsid="007606ec" style:font-weight-asian="bold" style:font-weight-complex="bold"/>
    </style:style>
    <style:style style:name="T44" style:family="text">
      <style:text-properties fo:font-variant="normal" fo:text-transform="none" fo:color="#444444" style:font-name="Helvetica Neue" fo:font-size="9pt" fo:letter-spacing="normal" fo:font-style="normal" fo:font-weight="bold" officeooo:rsid="00a6eb33" style:font-weight-asian="bold" style:font-weight-complex="bold"/>
    </style:style>
    <style:style style:name="T45" style:family="text">
      <style:text-properties fo:font-variant="normal" fo:text-transform="none" fo:color="#444444" style:font-name="Helvetica Neue" fo:font-size="9pt" fo:letter-spacing="normal" fo:font-style="normal" officeooo:rsid="0064bf58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444444" style:font-name="Helvetica Neue" fo:font-size="9pt" fo:letter-spacing="normal" fo:font-style="normal" officeooo:rsid="00683bb2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444444" style:font-name="Helvetica Neue" fo:font-size="9pt" fo:letter-spacing="normal" fo:font-style="normal" officeooo:rsid="00899bdb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444444" style:font-name="Helvetica Neue" fo:font-size="9pt" fo:letter-spacing="normal" fo:font-style="normal" officeooo:rsid="007606ec"/>
    </style:style>
    <style:style style:name="T49" style:family="text">
      <style:text-properties fo:font-variant="normal" fo:text-transform="none" fo:color="#444444" style:font-name="Helvetica Neue" fo:letter-spacing="normal" fo:font-style="normal" fo:font-weight="bold" officeooo:rsid="00bbb168" style:font-weight-asian="bold" style:font-weight-complex="bold"/>
    </style:style>
    <style:style style:name="T50" style:family="text">
      <style:text-properties fo:font-variant="normal" fo:text-transform="none" fo:color="#444444" style:font-name="Helvetica Neue" fo:letter-spacing="normal" fo:font-style="normal" fo:font-weight="bold" officeooo:rsid="00bc07db" style:font-weight-asian="bold" style:font-weight-complex="bold"/>
    </style:style>
    <style:style style:name="T51" style:family="text">
      <style:text-properties fo:font-variant="normal" fo:text-transform="none" fo:color="#444444" style:font-name="Helvetica Neue" fo:letter-spacing="normal" fo:font-style="normal" officeooo:rsid="000fd52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444444" style:font-name="Helvetica Neue" fo:letter-spacing="normal" fo:font-style="normal" fo:font-weight="normal" officeooo:rsid="00ba9369" style:font-weight-asian="bold" style:font-weight-complex="bold"/>
    </style:style>
    <style:style style:name="T53" style:family="text">
      <style:text-properties fo:font-variant="normal" fo:text-transform="none" fo:color="#444444" style:font-name="Helvetica Neue" fo:letter-spacing="normal" fo:font-style="normal" fo:font-weight="normal" officeooo:rsid="00c1b740" style:font-weight-asian="bold" style:font-weight-complex="bold"/>
    </style:style>
    <style:style style:name="T54" style:family="text">
      <style:text-properties fo:font-variant="normal" fo:text-transform="none" fo:color="#444444" style:font-name="Helvetica Neue" fo:letter-spacing="normal" fo:font-weight="bold" officeooo:rsid="00bbb168" style:font-weight-asian="bold" style:font-weight-complex="bold"/>
    </style:style>
    <style:style style:name="T55" style:family="text">
      <style:text-properties fo:font-variant="normal" fo:text-transform="none" fo:color="#444444" style:font-name="Helvetica Neue" fo:letter-spacing="normal" fo:font-weight="bold" officeooo:rsid="00bc07db" style:font-weight-asian="bold" style:font-weight-complex="bold"/>
    </style:style>
    <style:style style:name="T56" style:family="text">
      <style:text-properties fo:font-variant="normal" fo:text-transform="none" fo:color="#444444" style:font-name="Helvetica Neue" fo:letter-spacing="normal" fo:font-weight="bold" officeooo:rsid="00bc7331" style:font-weight-asian="bold" style:font-weight-complex="bold"/>
    </style:style>
    <style:style style:name="T57" style:family="text">
      <style:text-properties fo:font-variant="normal" fo:text-transform="none" fo:color="#000000" style:font-name="DejaVu Sans Mono" fo:font-size="9pt" fo:letter-spacing="normal" fo:font-style="normal" fo:font-weight="normal" officeooo:rsid="003d0fa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font-name="DejaVu Sans Mono" fo:font-size="9pt" fo:letter-spacing="normal" fo:font-style="normal" fo:font-weight="normal" officeooo:rsid="000e1c3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DejaVu Sans Mono" fo:font-size="9pt" fo:letter-spacing="normal" fo:font-style="normal" fo:font-weight="normal" officeooo:rsid="00137bb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font-name="DejaVu Sans Mono" fo:font-size="9pt" fo:letter-spacing="normal" fo:font-style="normal" fo:font-weight="normal" officeooo:rsid="000f562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font-name="DejaVu Sans Mono" fo:letter-spacing="normal" fo:font-style="normal" fo:font-weight="normal"/>
    </style:style>
    <style:style style:name="T62" style:family="text">
      <style:text-properties fo:font-variant="normal" fo:text-transform="none" fo:color="#000000" style:font-name="DejaVu Sans Mono" fo:letter-spacing="normal" fo:font-style="normal" fo:font-weight="normal" officeooo:rsid="003d0fa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DejaVu Sans Mono" fo:letter-spacing="normal" fo:font-style="normal" fo:font-weight="normal" officeooo:rsid="000ea74e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DejaVu Sans Mono" fo:letter-spacing="normal" fo:font-style="normal" officeooo:rsid="003d0fa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DejaVu Sans Mono" fo:letter-spacing="normal" fo:font-style="normal" fo:font-weight="bold" officeooo:rsid="007e5e6c" style:font-weight-asian="bold" style:font-weight-complex="bold"/>
    </style:style>
    <style:style style:name="T66" style:family="text">
      <style:text-properties fo:font-variant="normal" fo:text-transform="none" fo:color="#000000" style:font-name="DejaVu Sans Mono" fo:letter-spacing="normal" fo:font-style="normal" fo:font-weight="bold" officeooo:rsid="007e5e6c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fo:color="#000000" style:font-name="Helvetica Neue" fo:font-size="9pt" fo:letter-spacing="normal" fo:font-style="normal"/>
    </style:style>
    <style:style style:name="T68" style:family="text">
      <style:text-properties fo:font-variant="normal" fo:text-transform="none" fo:color="#000000" style:font-name="Helvetica Neue" fo:font-size="9pt" fo:letter-spacing="normal" fo:font-style="normal" officeooo:rsid="0064bf58"/>
    </style:style>
    <style:style style:name="T69" style:family="text">
      <style:text-properties fo:font-variant="normal" fo:text-transform="none" fo:color="#000000" style:font-name="Helvetica Neue" fo:letter-spacing="normal" fo:font-weight="bold" officeooo:rsid="00bc07db" style:font-weight-asian="bold" style:font-weight-complex="bold"/>
    </style:style>
    <style:style style:name="T70" style:family="text">
      <style:text-properties fo:font-variant="normal" fo:text-transform="none" fo:color="#008000" style:font-name="DejaVu Sans Mono" fo:font-size="9pt" fo:letter-spacing="normal" fo:font-style="normal" fo:font-weight="bold" officeooo:rsid="00137bbc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8000" style:font-name="DejaVu Sans Mono" fo:font-size="9pt" fo:letter-spacing="normal" fo:font-style="normal" fo:font-weight="bold" officeooo:rsid="00173697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8000" style:font-name="DejaVu Sans Mono" fo:letter-spacing="normal" fo:font-style="normal" fo:font-weight="bold"/>
    </style:style>
    <style:style style:name="T73" style:family="text">
      <style:text-properties fo:font-variant="normal" fo:text-transform="none" fo:color="#008000" style:font-name="DejaVu Sans Mono" fo:letter-spacing="normal" fo:font-style="normal" fo:font-weight="bold" officeooo:rsid="007e5e6c" style:font-weight-asian="bold" style:font-weight-complex="bold"/>
    </style:style>
    <style:style style:name="T74" style:family="text">
      <style:text-properties fo:font-variant="normal" fo:text-transform="none" fo:color="#008000" style:font-name="DejaVu Sans Mono" fo:letter-spacing="normal" fo:font-style="normal" fo:font-weight="bold" officeooo:rsid="007e5e6c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variant="normal" fo:text-transform="none" fo:color="#008000" fo:letter-spacing="normal" fo:font-style="italic" fo:font-weight="bold" officeooo:rsid="00c7725e" style:font-weight-asian="bold" style:font-weight-complex="bold"/>
    </style:style>
    <style:style style:name="T76" style:family="text">
      <style:text-properties fo:font-variant="normal" fo:text-transform="none" fo:letter-spacing="normal" fo:font-style="normal" officeooo:rsid="000fd52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letter-spacing="normal" fo:font-style="normal" fo:font-weight="bold" officeooo:rsid="007e5e6c" style:font-weight-asian="bold" style:font-weight-complex="bold"/>
    </style:style>
    <style:style style:name="T79" style:family="text">
      <style:text-properties fo:font-variant="normal" fo:text-transform="none" fo:letter-spacing="normal" fo:font-style="normal" fo:font-weight="bold" officeooo:rsid="000fd527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bold" officeooo:rsid="00817d9e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864e3e"/>
    </style:style>
    <style:style style:name="T82" style:family="text">
      <style:text-properties fo:font-variant="normal" fo:text-transform="none" fo:letter-spacing="normal" fo:font-style="normal" fo:font-weight="normal" officeooo:rsid="00899bdb"/>
    </style:style>
    <style:style style:name="T83" style:family="text">
      <style:text-properties fo:font-variant="normal" fo:text-transform="none" fo:letter-spacing="normal" fo:font-style="normal" officeooo:rsid="00864e3e"/>
    </style:style>
    <style:style style:name="T84" style:family="text">
      <style:text-properties fo:font-variant="normal" fo:text-transform="none" fo:letter-spacing="normal" fo:font-style="normal" officeooo:rsid="00899bdb"/>
    </style:style>
    <style:style style:name="T85" style:family="text">
      <style:text-properties fo:font-variant="normal" fo:text-transform="none" fo:letter-spacing="normal" officeooo:rsid="00864e3e"/>
    </style:style>
    <style:style style:name="T86" style:family="text">
      <style:text-properties fo:font-variant="normal" fo:text-transform="none" fo:letter-spacing="normal" officeooo:rsid="00adaf7c"/>
    </style:style>
    <style:style style:name="T87" style:family="text">
      <style:text-properties fo:font-variant="normal" fo:text-transform="none" fo:color="#808080" style:font-name="DejaVu Sans Mono" fo:font-size="9pt" fo:letter-spacing="normal" fo:font-style="italic" fo:font-weight="normal" officeooo:rsid="00899bdb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808080" style:font-name="DejaVu Sans Mono" fo:font-size="9pt" fo:letter-spacing="normal" fo:font-style="italic" fo:font-weight="normal" officeooo:rsid="009048c4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808080" style:font-name="DejaVu Sans Mono" fo:font-size="9pt" fo:letter-spacing="normal" fo:font-style="italic" fo:font-weight="normal" officeooo:rsid="0032f4fe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808080" style:font-name="DejaVu Sans Mono" fo:font-size="9pt" fo:letter-spacing="normal" fo:font-style="italic" fo:font-weight="normal" officeooo:rsid="00357815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808080" style:font-name="DejaVu Sans Mono" fo:font-size="9pt" fo:letter-spacing="normal" fo:font-style="italic" officeooo:rsid="0032f4fe" style:font-size-asian="12pt" style:font-style-asian="normal" style:font-size-complex="12pt" style:font-style-complex="normal"/>
    </style:style>
    <style:style style:name="T92" style:family="text">
      <style:text-properties fo:font-variant="normal" fo:text-transform="none" style:font-name="DejaVu Sans Mono" fo:font-size="9pt" fo:letter-spacing="normal" fo:font-style="italic" officeooo:rsid="0032f4fe" style:font-size-asian="12pt" style:font-style-asian="normal" style:font-size-complex="12pt" style:font-style-complex="normal"/>
    </style:style>
    <style:style style:name="T93" style:family="text">
      <style:text-properties fo:font-variant="normal" fo:text-transform="none" style:font-name="DejaVu Sans Mono" fo:font-size="9pt" fo:letter-spacing="normal" fo:font-style="italic" officeooo:rsid="00357815" style:font-size-asian="12pt" style:font-style-asian="normal" style:font-size-complex="12pt" style:font-style-complex="normal"/>
    </style:style>
    <style:style style:name="T94" style:family="text">
      <style:text-properties fo:font-variant="normal" fo:text-transform="none" style:font-name="DejaVu Sans Mono" fo:font-size="9pt" fo:letter-spacing="normal" fo:font-style="italic" fo:font-weight="normal" officeooo:rsid="00357815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660e7a" fo:letter-spacing="normal" fo:font-style="italic" fo:font-weight="normal" officeooo:rsid="00c7725e" style:font-weight-asian="bold" style:font-weight-complex="bold"/>
    </style:style>
    <style:style style:name="T96" style:family="text">
      <style:text-properties fo:font-variant="normal" fo:text-transform="none" fo:color="#660e7a" style:font-name="DejaVu Sans Mono" fo:letter-spacing="normal" fo:font-style="italic" fo:font-weight="normal" officeooo:rsid="00c7725e" style:font-weight-asian="bold" style:font-weight-complex="bold"/>
    </style:style>
    <style:style style:name="T97" style:family="text">
      <style:text-properties fo:font-style="italic" officeooo:rsid="000fd527" style:font-weight-asian="normal" style:font-weight-complex="normal"/>
    </style:style>
    <style:style style:name="T98" style:family="text">
      <style:text-properties fo:font-style="italic" fo:font-weight="normal"/>
    </style:style>
    <style:style style:name="T99" style:family="text">
      <style:text-properties fo:font-style="italic" fo:font-weight="normal" officeooo:rsid="00357815" style:font-size-asian="12pt" style:font-style-asian="normal" style:font-size-complex="12pt" style:font-style-complex="normal"/>
    </style:style>
    <style:style style:name="T100" style:family="text">
      <style:text-properties fo:font-style="italic" officeooo:rsid="00adaf7c"/>
    </style:style>
    <style:style style:name="T101" style:family="text">
      <style:text-properties style:font-name="Liberation Serif" fo:font-size="12pt" officeooo:rsid="0008290c" style:font-size-asian="12pt" style:font-style-asian="normal" style:font-size-complex="12pt" style:font-style-complex="normal"/>
    </style:style>
    <style:style style:name="T102" style:family="text">
      <style:text-properties style:font-name="Liberation Serif" fo:font-size="12pt" officeooo:rsid="0009d897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officeooo:rsid="000b01cc" style:font-size-asian="12pt" style:font-style-asian="normal" style:font-size-complex="12pt" style:font-style-complex="normal"/>
    </style:style>
    <style:style style:name="T104" style:family="text">
      <style:text-properties style:font-name="Liberation Serif" fo:font-size="12pt" officeooo:rsid="000dfffb" style:font-size-asian="12pt" style:font-style-asian="normal" style:font-size-complex="12pt" style:font-style-complex="normal"/>
    </style:style>
    <style:style style:name="T105" style:family="text">
      <style:text-properties fo:color="#008000"/>
    </style:style>
    <style:style style:name="T106" style:family="text">
      <style:text-properties fo:color="#008000" style:font-name="DejaVu Sans Mono" fo:font-size="9pt" fo:font-weight="bold"/>
    </style:style>
    <style:style style:name="T107" style:family="text">
      <style:text-properties fo:color="#008000" style:font-name="DejaVu Sans Mono" fo:font-weight="bold"/>
    </style:style>
    <style:style style:name="T108" style:family="text">
      <style:text-properties fo:color="#008000" style:font-name="DejaVu Sans Mono" officeooo:rsid="00899bdb"/>
    </style:style>
    <style:style style:name="T109" style:family="text">
      <style:text-properties fo:color="#008000" style:font-name="DejaVu Sans Mono" fo:font-weight="normal" officeooo:rsid="00899bdb"/>
    </style:style>
    <style:style style:name="T110" style:family="text">
      <style:text-properties fo:color="#008000" style:font-name="DejaVu Sans Mono" fo:font-style="italic" fo:font-weight="bold" officeooo:rsid="00c7725e" style:font-weight-asian="bold" style:font-weight-complex="bold"/>
    </style:style>
    <style:style style:name="T111" style:family="text">
      <style:text-properties fo:color="#008000" fo:font-weight="bold"/>
    </style:style>
    <style:style style:name="T112" style:family="text">
      <style:text-properties fo:color="#008000" style:font-name="Helvetica Neue"/>
    </style:style>
    <style:style style:name="T113" style:family="text">
      <style:text-properties fo:color="#008000" style:font-name="Helvetica Neue" fo:font-weight="bold" officeooo:rsid="00bc07db"/>
    </style:style>
    <style:style style:name="T114" style:family="text">
      <style:text-properties fo:color="#008000" officeooo:rsid="00899bd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8000" fo:font-style="italic" officeooo:rsid="00357815" style:font-size-asian="12pt" style:font-style-asian="normal" style:font-size-complex="12pt" style:font-style-complex="normal"/>
    </style:style>
    <style:style style:name="T116" style:family="text">
      <style:text-properties fo:color="#008000" fo:font-style="italic" officeooo:rsid="00adaf7c"/>
    </style:style>
    <style:style style:name="T117" style:family="text">
      <style:text-properties fo:font-weight="normal"/>
    </style:style>
    <style:style style:name="T118" style:family="text">
      <style:text-properties fo:font-weight="normal" officeooo:rsid="00899bdb"/>
    </style:style>
    <style:style style:name="T119" style:family="text">
      <style:text-properties fo:font-weight="normal" officeooo:rsid="00899bd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weight="normal" officeooo:rsid="00b0732b" style:font-weight-asian="bold" style:font-weight-complex="bold"/>
    </style:style>
    <style:style style:name="T121" style:family="text">
      <style:text-properties fo:font-weight="normal" officeooo:rsid="00c2cc8a"/>
    </style:style>
    <style:style style:name="T122" style:family="text">
      <style:text-properties fo:color="#444444" style:font-name="Helvetica Neue"/>
    </style:style>
    <style:style style:name="T123" style:family="text">
      <style:text-properties fo:color="#444444" style:font-name="Helvetica Neue" style:font-size-asian="12pt" style:font-style-asian="normal" style:font-size-complex="12pt" style:font-style-complex="normal"/>
    </style:style>
    <style:style style:name="T124" style:family="text">
      <style:text-properties fo:color="#444444" style:font-name="Helvetica Neue" officeooo:rsid="00a8b83f" style:font-size-asian="12pt" style:font-style-asian="normal" style:font-size-complex="12pt" style:font-style-complex="normal"/>
    </style:style>
    <style:style style:name="T125" style:family="text">
      <style:text-properties fo:color="#444444" style:font-name="Helvetica Neue" officeooo:rsid="00ba9369" style:font-weight-asian="bold" style:font-weight-complex="bold"/>
    </style:style>
    <style:style style:name="T126" style:family="text">
      <style:text-properties fo:color="#444444" style:font-name="Helvetica Neue" fo:font-weight="normal"/>
    </style:style>
    <style:style style:name="T127" style:family="text">
      <style:text-properties fo:color="#444444" style:font-name="Helvetica Neue" fo:font-weight="normal" officeooo:rsid="00ba9369" style:font-weight-asian="bold" style:font-weight-complex="bold"/>
    </style:style>
    <style:style style:name="T128" style:family="text">
      <style:text-properties fo:color="#444444" style:font-name="Helvetica Neue" fo:font-weight="normal" officeooo:rsid="00c1b740"/>
    </style:style>
    <style:style style:name="T129" style:family="text">
      <style:text-properties fo:color="#444444" style:font-name="Helvetica Neue" officeooo:rsid="00ba9369"/>
    </style:style>
    <style:style style:name="T130" style:family="text">
      <style:text-properties fo:color="#444444" style:font-name="Helvetica Neue" officeooo:rsid="00bbb168"/>
    </style:style>
    <style:style style:name="T131" style:family="text">
      <style:text-properties fo:color="#444444" style:font-name="Helvetica Neue" fo:font-style="italic" officeooo:rsid="00bbb168"/>
    </style:style>
    <style:style style:name="T132" style:family="text">
      <style:text-properties fo:color="#444444" style:font-name="Helvetica Neue" officeooo:rsid="00bc07db"/>
    </style:style>
    <style:style style:name="T133" style:family="text">
      <style:text-properties fo:color="#000043"/>
    </style:style>
    <style:style style:name="T134" style:family="text">
      <style:text-properties fo:color="#000043" style:font-name="Helvetica Neue"/>
    </style:style>
    <style:style style:name="T135" style:family="text">
      <style:text-properties fo:color="#000043" style:font-name="DejaVu Sans Mono" officeooo:rsid="00899bdb"/>
    </style:style>
    <style:style style:name="T136" style:family="text">
      <style:text-properties fo:color="#000043" fo:font-weight="normal"/>
    </style:style>
    <style:style style:name="T137" style:family="text">
      <style:text-properties fo:color="#000043" fo:font-weight="bold"/>
    </style:style>
    <style:style style:name="T138" style:family="text">
      <style:text-properties fo:color="#000043" fo:font-style="italic" officeooo:rsid="00adaf7c"/>
    </style:style>
    <style:style style:name="T139" style:family="text">
      <style:text-properties officeooo:rsid="008aed59"/>
    </style:style>
    <style:style style:name="T140" style:family="text">
      <style:text-properties fo:color="#808080" style:font-name="DejaVu Sans Mono" fo:font-style="italic" fo:font-weight="normal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808080" style:font-name="DejaVu Sans Mono" fo:font-style="italic" fo:font-weight="normal" officeooo:rsid="0032f4fe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color="#808080" style:font-name="DejaVu Sans Mono" fo:font-style="italic" officeooo:rsid="0032f4fe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808080" style:font-name="DejaVu Sans Mono" fo:font-style="italic" officeooo:rsid="0032f4fe" style:font-size-asian="12pt" style:font-style-asian="normal" style:font-size-complex="12pt" style:font-style-complex="normal"/>
    </style:style>
    <style:style style:name="T144" style:family="text">
      <style:text-properties fo:color="#808080" fo:font-style="italic" fo:font-weight="normal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officeooo:rsid="00b363ec"/>
    </style:style>
    <style:style style:name="T146" style:family="text">
      <style:text-properties officeooo:rsid="00bc07db"/>
    </style:style>
    <style:style style:name="T147" style:family="text">
      <style:text-properties officeooo:rsid="00c227a6"/>
    </style:style>
    <style:style style:name="T148" style:family="text">
      <style:text-properties officeooo:rsid="00c2b540" style:font-weight-asian="bold" style:font-weight-complex="bold"/>
    </style:style>
    <style:style style:name="T149" style:family="text">
      <style:text-properties officeooo:rsid="00c2cc8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1. Save all the Request Data</text:p>
      <text:p text:style-name="P1">2. LCM Health Check</text:p>
      <text:p text:style-name="P1"><text:tab/><text:span text:style-name="T1">- Call APP-C VNF start (run APPc Command)</text:span></text:p>
      <text:p text:style-name="P2"><text:span text:style-name="T1"><text:tab/>- </text:span><text:span text:style-name="T15">Action.</text:span><text:span text:style-name="T2">HealthCheck </text:span></text:p>
      <text:p text:style-name="P1"><text:span text:style-name="T2"><text:tab/>- </text:span><text:span text:style-name="T3">Other Actions : ResumeTraffic, Start,Stop, Unlock, ConfigModify, Upgrade, <text:tab/><text:tab/>Snapshot</text:span></text:p>
      <text:p text:style-name="P3"><text:span text:style-name="T97">3. </text:span><text:span text:style-name="T36">Do Create Vf Module<text:tab/></text:span></text:p>
      <text:p text:style-name="P3"><text:span text:style-name="T36"/></text:p>
      <text:list xml:id="list8632482112450985985" text:style-name="L1">
        <text:list-item>
          <text:p text:style-name="P4"><text:span text:style-name="T37">Q</text:span><text:span text:style-name="T38">uery AAI for Orchetration Status</text:span></text:p>
        </text:list-item>
        <text:list-item>
          <text:p text:style-name="P6"><text:span text:style-name="T101">Is vf_module_name specified? </text:span><text:span text:style-name="T102">(No means nxt step)</text:span></text:p>
        </text:list-item>
        <text:list-item>
          <text:p text:style-name="P6"><text:span text:style-name="T101">Generate VF Module Name</text:span></text:p>
        </text:list-item>
        <text:list-item>
          <text:p text:style-name="P6"><text:span text:style-name="T101">Is volume_group_id specified? </text:span><text:span text:style-name="T103">(yes means nxt step)</text:span></text:p>
        </text:list-item>
        <text:list-item>
          <text:p text:style-name="P6"><text:span text:style-name="T101">Query Cloud Region</text:span></text:p>
        </text:list-item>
        <text:list-item>
          <text:p text:style-name="P6"><text:span text:style-name="T101">Confirm Volume Group Tenant</text:span></text:p>
        </text:list-item>
        <text:list-item>
          <text:p text:style-name="P6"><text:span text:style-name="T101">Is volume_group_name specified? --</text:span><text:span text:style-name="T104">&gt; </text:span><text:span text:style-name="T101">Confirm Volume Group Name</text:span></text:p>
        </text:list-item>
        <text:list-item>
          <text:p text:style-name="P4"><text:span text:style-name="T38">CreateAAIVfModule</text:span></text:p>
          <text:list>
            <text:list-header>
              <text:p text:style-name="P5"><text:span text:style-name="T38">-</text:span><text:span text:style-name="T39"><text:tab/></text:span><text:span text:style-name="T57">Adding VF module to AAI </text:span><text:span text:style-name="T58">(POST request)</text:span></text:p>
            </text:list-header>
          </text:list>
        </text:list-item>
        <text:list-item>
          <text:p text:style-name="P7"><text:span text:style-name="T17">Is Base VF Module?</text:span></text:p>
          <text:list>
            <text:list-header>
              <text:p text:style-name="P11"><text:span text:style-name="T62">-<text:tab/></text:span><text:span text:style-name="T63">No --&gt; Query AAI to get BASE Vf Module ; </text:span><text:span text:style-name="T18">baseModuleId, baseModuleHeatStackId</text:span></text:p>
            </text:list-header>
          </text:list>
        </text:list-item>
        <text:list-item>
          <text:p text:style-name="P8"><text:span text:style-name="T18">Need to query SDNC for VNF Topology?</text:span></text:p>
          <text:list>
            <text:list-header>
              <text:p text:style-name="P8"><text:span text:style-name="T18">-</text:span><text:span text:style-name="T19">Yes means </text:span></text:p>
            </text:list-header>
          </text:list>
        </text:list-item>
      </text:list>
      <text:p text:style-name="P9"><text:span text:style-name="T19"><text:tab/> <text:s text:c="2"/>- </text:span><text:span text:style-name="T20">Call to SDNC Adapter: VNF Topology GET</text:span></text:p>
      <text:list xml:id="list7039812839107943378" text:style-name="L2">
        <text:list-item>
          <text:p text:style-name="P13"><text:span text:style-name="T59">Call SDNC Adapter: VF Module Topology Assign</text:span></text:p>
          <text:list>
            <text:list-header>
              <text:p text:style-name="P13"><text:span text:style-name="T59">- </text:span><text:span text:style-name="T70">&lt;sdncadapter:SvcAction&gt;</text:span><text:span text:style-name="T59">${action}</text:span><text:span text:style-name="T70">&lt;/sdncadapter:SvcAction&gt; <text:s/></text:span><text:span text:style-name="T71">| action -&gt; assign</text:span></text:p>
            </text:list-header>
          </text:list>
        </text:list-item>
        <text:list-item>
          <text:p text:style-name="P15">Is 2 Phased Design </text:p>
          <text:list>
            <text:list-header>
              <text:p text:style-name="P16">- &gt; true -- <text:span text:style-name="T68">orchestrationStatus" = 'PendingActivation'</text:span></text:p>
              <text:p text:style-name="P16"><text:span text:style-name="T68">-</text:span><text:span text:style-name="T67">&gt; false -- </text:span><text:span text:style-name="T45">orchestrationStatus" = '</text:span><text:span text:style-name="T46">Assigned</text:span><text:span text:style-name="T45">'</text:span></text:p>
            </text:list-header>
          </text:list>
        </text:list-item>
        <text:list-item>
          <text:p text:style-name="P14"><text:span text:style-name="T60">Update AAI VF Module Assigned</text:span><text:span text:style-name="T57"><text:tab/></text:span></text:p>
        </text:list-item>
        <text:list-item>
          <text:p text:style-name="P10"><text:span text:style-name="T17">Call SDNC Adapter: VF Module Topology GET</text:span></text:p>
          <text:list>
            <text:list-header>
              <text:p text:style-name="P12"><text:span text:style-name="T64">- </text:span><text:span text:style-name="T21">SvcAction&gt;query&lt;/sdncadapter:SvcAction&gt;</text:span></text:p>
            </text:list-header>
          </text:list>
        </text:list-item>
        <text:list-item>
          <text:p text:style-name="P31"><text:span text:style-name="T42">P</text:span><text:span text:style-name="T41">re Process VNF Adapter Request :</text:span></text:p>
        </text:list-item>
      </text:list>
      <text:p text:style-name="P19"><text:span text:style-name="T122"><text:tab/>/Get SDNC Response Data for VF Module Topology</text:span></text:p>
      <text:p text:style-name="P41"><text:span text:style-name="T122"><text:tab/>//Get SDNC Response Data for Vnf Topology</text:span></text:p>
      <text:p text:style-name="P29"><text:span text:style-name="T48"><text:tab/>vfModuleParams = buildVfModuleParamsFromCombinedTopologies(vnfParamsMap, <text:tab/>vnfSdncGetResponse, vfModuleSdncGetResponse, vnfId, vnfName,</text:span><text:span text:style-name="T27">vfModuleId, vfModuleName, <text:tab/>vfModuleIndex, environmentContext, workloadContext) <text:s/></text:span></text:p>
      <text:p text:style-name="P32"><text:span text:style-name="T122"/></text:p>
      <text:p text:style-name="P32"><text:span text:style-name="T122"><text:tab/></text:span><text:span text:style-name="T134">def </text:span><text:span text:style-name="T122">createVnfARequest = </text:span><text:span text:style-name="T112">"""</text:span></text:p>
      <text:p text:style-name="P66"><text:span text:style-name="T51"><text:tab/></text:span><text:span text:style-name="T76">&lt;createVfModuleRequest&gt;</text:span></text:p>
      <text:p text:style-name="P73"><text:span text:style-name="T111"><text:tab/>&lt;cloudSiteId&gt;</text:span>${cloudSiteId}<text:span text:style-name="T111">&lt;/cloudSiteId&gt;</text:span></text:p>
      <text:p text:style-name="P73"><text:span text:style-name="T111"><text:tab/>&lt;tenantId&gt;</text:span>${tenantId}<text:span text:style-name="T111">&lt;/tenantId&gt;</text:span></text:p>
      <text:p text:style-name="P73"><text:span text:style-name="T111"><text:tab/>&lt;vnfId&gt;</text:span>${vnfId}<text:span text:style-name="T111">&lt;/vnfId&gt;</text:span></text:p>
      <text:p text:style-name="P73"><text:span text:style-name="T111"><text:tab/>&lt;vnfName&gt;</text:span>${vnfName}<text:span text:style-name="T111">&lt;/vnfName&gt;</text:span></text:p>
      <text:p text:style-name="P73"><text:span text:style-name="T111"><text:tab/>&lt;vfModuleName&gt;</text:span>${vfModuleName}<text:span text:style-name="T111">&lt;/vfModuleName&gt;</text:span></text:p>
      <text:p text:style-name="P73"><text:span text:style-name="T111"><text:tab/>&lt;vfModuleId&gt;</text:span>${vfModuleId}<text:span text:style-name="T111">&lt;/vfModuleId&gt;</text:span></text:p>
      <text:p text:style-name="P73"><text:span text:style-name="T111"><text:tab/>&lt;vnfType&gt;</text:span>${vnfType}<text:span text:style-name="T111">&lt;/vnfType&gt;</text:span></text:p>
      <text:p text:style-name="P73"><text:span text:style-name="T111"><text:tab/>&lt;vfModuleType&gt;</text:span>${vfModuleModelName}<text:span text:style-name="T111">&lt;/vfModuleType&gt;</text:span></text:p>
      <text:p text:style-name="P73"><text:span text:style-name="T111"><text:tab/>&lt;vnfVersion&gt;</text:span>${asdcServiceModelVersion}<text:span text:style-name="T111">&lt;/vnfVersion&gt;</text:span></text:p>
      <text:p text:style-name="P73"><text:span text:style-name="T111"><text:tab/>&lt;modelCustomizationUuid&gt;</text:span>${modelCustomizationUuid}<text:span text:style-name="T111">&lt;/modelCustomizationUuid&gt;</text:span></text:p>
      <text:p text:style-name="P67"><text:tab/>&lt;requestType&gt;&lt;/requestType&gt;</text:p>
      <text:p text:style-name="P73"><text:span text:style-name="T111"><text:tab/>&lt;volumeGroupId&gt;</text:span>${volumeGroupId}<text:span text:style-name="T111">&lt;/volumeGroupId&gt;</text:span></text:p>
      <text:p text:style-name="P74"><text:soft-page-break/><text:span text:style-name="T105"><text:tab/> <text:s text:c="2"/></text:span><text:span text:style-name="T106">&lt;volumeGroupStackId&gt;</text:span><text:span text:style-name="T27">${volumeGroupStackId}</text:span><text:span text:style-name="T106">&lt;/volumeGroupStackId&gt;</text:span></text:p>
      <text:p text:style-name="P74"><text:span text:style-name="T105"><text:tab/> <text:s text:c="2"/></text:span><text:span text:style-name="T106">&lt;baseVfModuleId&gt;</text:span><text:span text:style-name="T27">${baseVfModuleId}</text:span><text:span text:style-name="T106">&lt;/baseVfModuleId&gt;</text:span></text:p>
      <text:p text:style-name="P74"><text:span text:style-name="T105"><text:tab/> <text:s text:c="2"/></text:span><text:span text:style-name="T106">&lt;baseVfModuleStackId&gt;</text:span><text:span text:style-name="T27">${baseVfModuleStackId}</text:span><text:span text:style-name="T106">&lt;/baseVfModuleStackId&gt;</text:span></text:p>
      <text:p text:style-name="P69"><text:tab/> <text:s text:c="2"/><text:span text:style-name="T28">&lt;skipAAI&gt;true&lt;/skipAAI&gt;</text:span></text:p>
      <text:p text:style-name="P74"><text:span text:style-name="T105"><text:tab/> <text:s text:c="2"/></text:span><text:span text:style-name="T106">&lt;backout&gt;</text:span><text:span text:style-name="T27">${backoutOnFailure}</text:span><text:span text:style-name="T106">&lt;/backout&gt;</text:span></text:p>
      <text:p text:style-name="P69"><text:tab/> <text:s text:c="2"/><text:span text:style-name="T28">&lt;failIfExists&gt;true&lt;/failIfExists&gt;</text:span></text:p>
      <text:p text:style-name="P67"><text:tab/>&lt;vfModuleParams&gt;</text:p>
      <text:p text:style-name="P73"><text:tab/>${vfModuleParams}</text:p>
      <text:p text:style-name="P67"><text:tab/>&lt;/vfModuleParams&gt;</text:p>
      <text:p text:style-name="P67"><text:tab/>&lt;msoRequest&gt;</text:p>
      <text:p text:style-name="P74"><text:span text:style-name="T105"><text:tab/> <text:s text:c="2"/></text:span><text:span text:style-name="T106">&lt;requestId&gt;</text:span><text:span text:style-name="T27">${requestId}</text:span><text:span text:style-name="T106">&lt;/requestId&gt;</text:span></text:p>
      <text:p text:style-name="P74"><text:span text:style-name="T105"><text:tab/> <text:s text:c="2"/></text:span><text:span text:style-name="T106">&lt;serviceInstanceId&gt;</text:span><text:span text:style-name="T27">${svcInstId}</text:span><text:span text:style-name="T106">&lt;/serviceInstanceId&gt;</text:span></text:p>
      <text:p text:style-name="P67"><text:tab/>&lt;/msoRequest&gt;</text:p>
      <text:p text:style-name="P73"><text:span text:style-name="T111"><text:tab/>&lt;messageId&gt;</text:span>${messageId}<text:span text:style-name="T111">&lt;/messageId&gt;</text:span></text:p>
      <text:p text:style-name="P73"><text:span text:style-name="T111"><text:tab/>&lt;notificationUrl&gt;</text:span>${notificationUrl}<text:span text:style-name="T111">&lt;/notificationUrl&gt;</text:span></text:p>
      <text:p text:style-name="P66"><text:span text:style-name="T51"><text:tab/>&lt;/createVfModuleRequest&gt;"""</text:span></text:p>
      <text:p text:style-name="P66"><text:span text:style-name="T51"/></text:p>
      <text:p text:style-name="P66"><text:span text:style-name="T51"/></text:p>
      <text:list xml:id="list1084918537075157622" text:style-name="L3">
        <text:list-item>
          <text:p text:style-name="P61"><text:span text:style-name="T41">Call VNF Adapter to create VF Module</text:span></text:p>
          <text:list>
            <text:list-item>
              <text:p text:style-name="P62"><text:span text:style-name="T79">--</text:span><text:span text:style-name="T80">&gt; </text:span><text:span text:style-name="T79">PreProcess : </text:span><text:span text:style-name="T74">createVfModuleRequest'</text:span><text:span text:style-name="T66">.equals(requestType)</text:span></text:p>
            </text:list-item>
            <text:list-item>
              <text:p text:style-name="P62"><text:span text:style-name="T65">vnfAdapterMethod = </text:span><text:span text:style-name="T73">'POST'</text:span></text:p>
            </text:list-item>
            <text:list-item>
              <text:p text:style-name="P62"><text:span text:style-name="T14">vnfAdapterUrl = vnfAdapterEndpoint + </text:span><text:span text:style-name="T107">'/' </text:span><text:span text:style-name="T14">+ URLEncoder.</text:span><text:span text:style-name="T22">encode</text:span><text:span text:style-name="T14">(vnfId, </text:span><text:span text:style-name="T107">'UTF-8'</text:span><text:span text:style-name="T14">) + </text:span><text:span text:style-name="T107">'/vf-modules'</text:span></text:p>
            </text:list-item>
            <text:list-item>
              <text:p text:style-name="P62"><text:span text:style-name="T65">execution.setVariable(prefix + </text:span><text:span text:style-name="T73">'vnfAdapterMethod'</text:span><text:span text:style-name="T65">, vnfAdapterMethod)</text:span></text:p>
            </text:list-item>
            <text:list-item>
              <text:p text:style-name="P62"><text:span text:style-name="T65">execution.setVariable(prefix + </text:span><text:span text:style-name="T73">'vnfAdapterUrl'</text:span><text:span text:style-name="T65">, vnfAdapterUrl)</text:span></text:p>
            </text:list-item>
            <text:list-item>
              <text:p text:style-name="P62"><text:span text:style-name="T65">execution.setVariable(prefix + </text:span><text:span text:style-name="T73">'vnfAdapterRequest'</text:span><text:span text:style-name="T65">, vnfAdapterRequest)</text:span></text:p>
            </text:list-item>
            <text:list-item>
              <text:p text:style-name="P62"><text:span text:style-name="T65">execution.setVariable(prefix + </text:span><text:span text:style-name="T73">'basicAuthHeaderValue'</text:span><text:span text:style-name="T65">, encodedString)</text:span></text:p>
            </text:list-item>
            <text:list-item>
              <text:p text:style-name="P62"><text:span text:style-name="T78">--&gt; </text:span><text:span text:style-name="T77">Send Request to Vnf Adapter</text:span></text:p>
            </text:list-item>
            <text:list-item>
              <text:p text:style-name="P62"><text:span text:style-name="T61">String vnfAdapterMethod = execution.getVariable(prefix + </text:span><text:span text:style-name="T72">'vnfAdapterMethod'</text:span><text:span text:style-name="T61">)</text:span></text:p>
            </text:list-item>
            <text:list-item>
              <text:p text:style-name="P62"><text:span text:style-name="T14">String vnfAdapterUrl = execution.getVariable(prefix + </text:span><text:span text:style-name="T107">'vnfAdapterUrl'</text:span><text:span text:style-name="T14">)</text:span></text:p>
            </text:list-item>
            <text:list-item>
              <text:p text:style-name="P62"><text:span text:style-name="T14">String vnfAdapterRequest = execution.getVariable(prefix + </text:span><text:span text:style-name="T107">'vnfAdapterRequest'</text:span><text:span text:style-name="T14">)</text:span></text:p>
            </text:list-item>
            <text:list-item>
              <text:p text:style-name="P63"><text:span text:style-name="T83">SEND VNF ADAPTER post request </text:span><text:span text:style-name="T84">and set success Indicator’</text:span></text:p>
            </text:list-item>
          </text:list>
          <text:p text:style-name="P46"><text:span text:style-name="T118"/></text:p>
        </text:list-item>
        <text:list-item>
          <text:p text:style-name="P44"><text:span text:style-name="T139"><text:s/>PostProcess VNF Adapter Request</text:span></text:p>
          <text:list>
            <text:list-item>
              <text:p text:style-name="P44"><text:span text:style-name="T23">execution.setVariable(</text:span><text:span text:style-name="T108">"DCVFM_vnfVfModuleCreateCompleted"</text:span><text:span text:style-name="T23">, </text:span><text:span text:style-name="T135">true</text:span><text:span text:style-name="T23">)</text:span></text:p>
            </text:list-item>
            <text:list-item>
              <text:p text:style-name="P44"><text:span text:style-name="T109">"Received heat stack id from VNF Adapter: "</text:span></text:p>
            </text:list-item>
            <text:list-item>
              <text:p text:style-name="P55"><text:span text:style-name="T119">execution.setVariable(</text:span><text:span text:style-name="T114">"DCVFM_heatStackId"</text:span><text:span text:style-name="T119">, heatStackId)</text:span></text:p>
            </text:list-item>
          </text:list>
        </text:list-item>
        <text:list-item>
          <text:p text:style-name="P64"><text:span text:style-name="T47">need to create network policies in AAI?</text:span></text:p>
        </text:list-item>
      </text:list>
      <text:p text:style-name="P65"><text:span text:style-name="T40"><text:tab/></text:span><text:span text:style-name="T87"> </text:span><text:span text:style-name="T88">Qu</text:span><text:span text:style-name="T87">ery AAI for this network policy FQDN, </text:span><text:span text:style-name="T89">If already there no need to add , or add the policy to AAI </text:span></text:p>
      <text:list xml:id="list8999320060441162326" text:style-name="L4">
        <text:list-item>
          <text:p text:style-name="P58"><text:soft-page-break/><text:span text:style-name="T29">need to update </text:span><text:span text:style-name="T30">Generic </text:span><text:span text:style-name="T29">VNF in AAI?</text:span></text:p>
        </text:list-item>
      </text:list>
      <text:p text:style-name="P42"><text:span text:style-name="T117"><text:tab/>Using the received vnfId, query AAI to get the corresponding Generic VNF.</text:span></text:p>
      <text:p text:style-name="P42"><text:span text:style-name="T117"><text:tab/>// Construct endpoint</text:span></text:p>
      <text:p text:style-name="P34"><text:span text:style-name="T117"><text:tab/>String endPoint = execution.getVariable(</text:span><text:span text:style-name="T105">'URN_aai_endpoint'</text:span><text:span text:style-name="T117">) + aai_uri + </text:span><text:span text:style-name="T105">'/' </text:span><text:span text:style-name="T117">+ <text:tab/>UriUtils.</text:span><text:span text:style-name="T98">encode</text:span><text:span text:style-name="T117">(vnfId, </text:span><text:span text:style-name="T105">"UTF-8"</text:span><text:span text:style-name="T117">) + </text:span><text:span text:style-name="T105">"?depth=1"</text:span></text:p>
      <text:p text:style-name="P42"><text:span text:style-name="T117"><text:tab/>Construct and send a PUT request to AAI to update the Generic VNF.</text:span></text:p>
      <text:p text:style-name="P34"><text:span text:style-name="T136"><text:tab/></text:span><text:span text:style-name="T133">def </text:span><text:span text:style-name="T117">payload = </text:span><text:span text:style-name="T105">"""</text:span></text:p>
      <text:p text:style-name="P75"><text:span text:style-name="T105"><text:s text:c="6"/><text:tab/></text:span><text:span text:style-name="T106">{ <text:s/></text:span><text:span text:style-name="T27">${personaModelVersionEntry}</text:span></text:p>
      <text:p text:style-name="P75"><text:s text:c="9"/><text:tab/><text:span text:style-name="T27">${ipv4OamAddressEntry}</text:span></text:p>
      <text:p text:style-name="P75"><text:s text:c="9"/><text:tab/><text:span text:style-name="T27">${managementV6AddressEntry}</text:span></text:p>
      <text:p text:style-name="P75"><text:s text:c="9"/><text:tab/><text:span text:style-name="T27">${orchestrationStatusEntry}</text:span></text:p>
      <text:p text:style-name="P75"><text:span text:style-name="T105"><text:s text:c="9"/><text:tab/></text:span><text:span text:style-name="T106">"vnf-id": "</text:span><text:span text:style-name="T27">${vnfId}</text:span><text:span text:style-name="T106">" <text:s text:c="14"/></text:span></text:p>
      <text:p text:style-name="P70"><text:s text:c="5"/><text:tab/> <text:tab/><text:span text:style-name="T28">}</text:span></text:p>
      <text:p text:style-name="P60"><text:span text:style-name="T144"><text:tab/>"""</text:span></text:p>
      <text:list xml:id="list2944218246279901568" text:style-name="L5">
        <text:list-item>
          <text:p text:style-name="P51"><text:span text:style-name="T93">Update AAI Vf-Module</text:span></text:p>
        </text:list-item>
      </text:list>
      <text:p text:style-name="P23"><text:span text:style-name="T44"><text:tab/><text:tab/>preProcessUpdateAAIVfModuleRequestOrch</text:span></text:p>
      <text:p text:style-name="P38"><text:span text:style-name="T117"><text:tab/><text:tab/>execution.setVariable(</text:span><text:span text:style-name="T105">"DCVFM_orchestrationStatus"</text:span><text:span text:style-name="T117">, </text:span><text:span text:style-name="T105">"Created"</text:span><text:span text:style-name="T117">)</text:span></text:p>
      <text:p text:style-name="P56"><text:span text:style-name="T99"><text:tab/><text:tab/>execution.setVariable(</text:span><text:span text:style-name="T115">"DCVFM_updateAAIVfModuleRequest"</text:span><text:span text:style-name="T99">, updateAAIVfModuleRequest)</text:span></text:p>
      <text:p text:style-name="P33"><text:span text:style-name="T99"><text:tab/></text:span><text:span text:style-name="T123">--</text:span><text:span text:style-name="T124">&gt; </text:span><text:span text:style-name="T123">UpdateAAIVfModule</text:span></text:p>
      <text:p text:style-name="P43"><text:span text:style-name="T117">Using the received vnfId and vfModuleId, query AAI to get the corresponding VF Module.</text:span></text:p>
      <text:p text:style-name="P33"><text:span text:style-name="T133">def </text:span><text:span text:style-name="T117">vnfId = execution.getVariable(</text:span><text:span text:style-name="T105">'UAAIVfMod_vnfId'</text:span><text:span text:style-name="T117">)</text:span></text:p>
      <text:p text:style-name="P50"><text:span text:style-name="T137">def </text:span>vfModuleId = execution.getVariable(<text:span text:style-name="T111">'UAAIVfMod_vfModuleId'</text:span>)</text:p>
      <text:p text:style-name="P33"><text:span text:style-name="T117">String endPoint = execution.getVariable(</text:span><text:span text:style-name="T105">'URN_aai_endpoint'</text:span><text:span text:style-name="T117">) + aai_uri + </text:span><text:span text:style-name="T105">'/' </text:span><text:span text:style-name="T117">+ UriUtils.</text:span><text:span text:style-name="T98">encode</text:span><text:span text:style-name="T117">(vnfId, </text:span><text:span text:style-name="T105">"UTF-8"</text:span><text:span text:style-name="T117">) + </text:span><text:span text:style-name="T105">'/vf-modules/vf-module/' </text:span><text:span text:style-name="T117">+ UriUtils.</text:span><text:span text:style-name="T98">encode</text:span><text:span text:style-name="T117">(vfModuleId, </text:span><text:span text:style-name="T105">"UTF-8"</text:span><text:span text:style-name="T117">)</text:span></text:p>
      <text:p text:style-name="P33"><text:span text:style-name="T117">execution.setVariable(</text:span><text:span text:style-name="T105">'UAAIVfMod_getVfModuleResponse'</text:span><text:span text:style-name="T117">, responseData)</text:span></text:p>
      <text:p text:style-name="P30"><text:span text:style-name="T85"><text:tab/>--</text:span><text:span text:style-name="T86">&gt; Update VF Module</text:span></text:p>
      <text:p text:style-name="P30"><text:span text:style-name="T31">Construct and send a PATCH request to AAI to update the VF Module.</text:span></text:p>
      <text:p text:style-name="P26"><text:span text:style-name="T138">def </text:span><text:span text:style-name="T100">payload = </text:span><text:span text:style-name="T116">"""</text:span></text:p>
      <text:p text:style-name="P76"><text:span text:style-name="T105"><text:s text:c="6"/></text:span><text:span text:style-name="T106">{ <text:s/></text:span><text:span text:style-name="T27">${orchestrationStatusEntry}</text:span></text:p>
      <text:p text:style-name="P76"><text:s text:c="9"/><text:span text:style-name="T27">${heatStackIdEntry}</text:span></text:p>
      <text:p text:style-name="P76"><text:s text:c="9"/><text:span text:style-name="T27">${personaModelVersionEntry}</text:span></text:p>
      <text:p text:style-name="P76"><text:s text:c="9"/><text:span text:style-name="T27">${contrailServiceInstanceFqdnEntry}</text:span></text:p>
      <text:p text:style-name="P76"><text:span text:style-name="T105"><text:s text:c="9"/></text:span><text:span text:style-name="T106">"vf-module-id": "</text:span><text:span text:style-name="T27">${vfModuleId}</text:span><text:span text:style-name="T106">" <text:s text:c="18"/></text:span></text:p>
      <text:p text:style-name="P71"><text:s text:c="6"/><text:span text:style-name="T28">}</text:span></text:p>
      <text:p text:style-name="P52">"""</text:p>
      <text:p text:style-name="P47"><text:span text:style-name="T24">--</text:span><text:span text:style-name="T25">&gt; PreProcess SDNC Activate Request</text:span><text:span text:style-name="T120"><text:line-break/></text:span></text:p>
      <text:p text:style-name="P40"><text:soft-page-break/>String activateSDNCRequest = buildSDNCRequest(execution, svcInstId, <text:span text:style-name="T105">"activate"</text:span>)</text:p>
      <text:p text:style-name="P35">Invoke SDNC – Adapter :</text:p>
      <text:p text:style-name="P35"/>
      <text:p text:style-name="P36">POST process :</text:p>
      <text:p text:style-name="P48">ValidateSDNCResponse Process</text:p>
      <text:p text:style-name="P37"><text:span text:style-name="T145">--&gt;</text:span><text:span text:style-name="T122">Is volume_group_id specified?</text:span></text:p>
      <text:p text:style-name="P39"><text:span text:style-name="T125">Yes --&gt; </text:span><text:span text:style-name="T126">Prepare CreateAAIVfModuleVolumeGroup Request</text:span></text:p>
      <text:p text:style-name="P39"><text:span text:style-name="T127">String createAAIVfModuleVolumeGroupRequest =</text:span></text:p>
      <text:p text:style-name="P68">"""&lt;CreateAAIVfModuleVolumeGroupRequest&gt;</text:p>
      <text:p text:style-name="P77"><text:span text:style-name="T105"><text:s text:c="3"/></text:span><text:span text:style-name="T106">&lt;vnf-id&gt;</text:span><text:span text:style-name="T27">${vnfId}</text:span><text:span text:style-name="T106">&lt;/vnf-id&gt;</text:span></text:p>
      <text:p text:style-name="P77"><text:span text:style-name="T105"><text:s text:c="3"/></text:span><text:span text:style-name="T106">&lt;vf-module-id&gt;</text:span><text:span text:style-name="T27">${vfModuleId}</text:span><text:span text:style-name="T106">&lt;/vf-module-id&gt;</text:span></text:p>
      <text:p text:style-name="P77"><text:span text:style-name="T105"><text:s text:c="3"/></text:span><text:span text:style-name="T106">&lt;volume-group-id&gt;</text:span><text:span text:style-name="T27">${volumeGroupId}</text:span><text:span text:style-name="T106">&lt;/volume-group-id&gt;</text:span></text:p>
      <text:p text:style-name="P77"><text:span text:style-name="T105"><text:s text:c="3"/></text:span><text:span text:style-name="T106">&lt;aic-cloud-region&gt;</text:span><text:span text:style-name="T27">${aicCloudRegion}</text:span><text:span text:style-name="T106">&lt;/aic-cloud-region&gt;</text:span></text:p>
      <text:p text:style-name="P53">&lt;/CreateAAIVfModuleVolumeGroupRequest&gt;"""</text:p>
      <text:p text:style-name="P37"><text:span text:style-name="T129">--&gt;CreateAAIVfModuleVolumeGroup</text:span></text:p>
      <text:p text:style-name="P37"><text:span text:style-name="T129"><text:s text:c="4"/>-</text:span><text:span text:style-name="T130">&gt; Preprocess : setup request</text:span></text:p>
      <text:p text:style-name="P27"><text:span text:style-name="T54"><text:s text:c="4"/>-&gt; Query : </text:span><text:span text:style-name="T131">Using the received vnfId and vfModuleId, query AAI to get the corresponding VF Module.</text:span></text:p>
      <text:p text:style-name="P28"><text:span text:style-name="T49"><text:s text:c="4"/>-</text:span><text:span text:style-name="T50">&gt; </text:span><text:span text:style-name="T132">execution.setVariable(</text:span><text:span text:style-name="T113">'CAAIVfModVG_getVfModuleResponse'</text:span><text:span text:style-name="T132">, responseData)</text:span></text:p>
      <text:p text:style-name="P49"><text:span text:style-name="T55"><text:s text:c="3"/>-</text:span><text:span text:style-name="T56">&gt; </text:span><text:span text:style-name="T55">Construct and send a PUT request to AAI to update the VF Module with the</text:span><text:span text:style-name="T69"> </text:span><text:span text:style-name="T26">created Volume Group relationship.</text:span></text:p>
      <text:p text:style-name="P37"><text:span text:style-name="T132"/></text:p>
      <text:p text:style-name="P45"><text:span text:style-name="T146">Set Success Indicator</text:span></text:p>
      <text:p text:style-name="P45"><text:span text:style-name="T132"/></text:p>
      <text:p text:style-name="P45"><text:span text:style-name="T146">Prepare Update Infra Request</text:span></text:p>
      <text:p text:style-name="P28"><text:span text:style-name="T52"><text:s text:c="3"/>--</text:span><text:span text:style-name="T53">&gt; </text:span><text:span text:style-name="T128">String payload =</text:span></text:p>
      <text:p text:style-name="P77"><text:s text:c="3"/><text:span text:style-name="T106">"""&lt;soapenv:Envelope xmlns:soapenv="http://schemas.xmlsoap.org/soap/envelope/"</text:span></text:p>
      <text:p text:style-name="P72"><text:s text:c="9"/><text:span text:style-name="T28">xmlns:ns="http://org.openecomp.mso/requestsdb"&gt;</text:span></text:p>
      <text:p text:style-name="P72"><text:s text:c="9"/><text:span text:style-name="T28">&lt;soapenv:Header/&gt;</text:span></text:p>
      <text:p text:style-name="P72"><text:s text:c="9"/><text:span text:style-name="T28">&lt;soapenv:Body&gt;</text:span></text:p>
      <text:p text:style-name="P72"><text:s text:c="12"/><text:span text:style-name="T28">&lt;ns:updateInfraRequest xmlns:ns="http://org.openecomp.mso/requestsdb"&gt;</text:span></text:p>
      <text:p text:style-name="P77"><text:span text:style-name="T105"><text:s text:c="12"/></text:span><text:span text:style-name="T106">&lt;requestId&gt;</text:span><text:span text:style-name="T27">${requestId}</text:span><text:span text:style-name="T106">&lt;/requestId&gt;</text:span></text:p>
      <text:p text:style-name="P72"><text:s text:c="12"/><text:span text:style-name="T28">&lt;lastModifiedBy&gt;BPMN&lt;/lastModifiedBy&gt;</text:span></text:p>
      <text:p text:style-name="P72"><text:s text:c="12"/><text:span text:style-name="T28">&lt;statusMessage&gt;VF Module successfully created&lt;/statusMessage&gt;</text:span></text:p>
      <text:p text:style-name="P72"><text:s text:c="12"/><text:span text:style-name="T28">&lt;responseBody&gt;&lt;/responseBody&gt;</text:span></text:p>
      <text:p text:style-name="P72"><text:s text:c="12"/><text:span text:style-name="T28">&lt;requestStatus&gt;COMPLETE&lt;/requestStatus&gt;</text:span></text:p>
      <text:p text:style-name="P72"><text:s text:c="12"/><text:span text:style-name="T28">&lt;progress&gt;100&lt;/progress&gt;</text:span></text:p>
      <text:p text:style-name="P77"><text:span text:style-name="T105"><text:s text:c="12"/></text:span><text:span text:style-name="T106">&lt;vnfOutputs&gt;&amp;lt;vnf-outputs xmlns="http://org.openecomp/mso/infra/vnf-request/v1" xmlns:aetgt="http://org.openecomp/mso/infra/vnf-request/v1" xmlns:rest="http://schemas.activebpel.org/REST/2007/12/01/aeREST.xsd"&amp;gt;&amp;lt;vnf-id&amp;gt;</text:span><text:span text:style-name="T27">${vnfId}</text:span><text:span text:style-name="T106">&amp;lt;/vnf-id&amp;gt;&amp;lt;vf-module-id&amp;gt;</text:span><text:span text:style-name="T27">${vfModuleId}</text:span><text:span text:style-name="T106">&amp;lt;/vf-module-id&amp;gt;&amp;lt;/vnf-outputs&amp;gt;&lt;/vnfOutputs&gt;</text:span></text:p>
      <text:p text:style-name="P77"><text:span text:style-name="T105"><text:s text:c="12"/></text:span><text:span text:style-name="T106">&lt;vfModuleId&gt;</text:span><text:span text:style-name="T27">${vfModuleId}</text:span><text:span text:style-name="T106">&lt;/vfModuleId&gt;</text:span></text:p>
      <text:p text:style-name="P77"><text:soft-page-break/><text:span text:style-name="T105"><text:s text:c="12"/></text:span><text:span text:style-name="T106">&lt;vfModuleName&gt;</text:span><text:span text:style-name="T27">${vfModuleName}</text:span><text:span text:style-name="T106">&lt;/vfModuleName&gt;</text:span></text:p>
      <text:p text:style-name="P72"><text:s text:c="9"/><text:span text:style-name="T28">&lt;/ns:updateInfraRequest&gt;</text:span></text:p>
      <text:p text:style-name="P72"><text:s text:c="6"/><text:span text:style-name="T28">&lt;/soapenv:Body&gt;</text:span></text:p>
      <text:p text:style-name="P54"><text:s text:c="3"/><text:span text:style-name="T28">&lt;/soapenv:Envelope&gt;"""</text:span></text:p>
      <text:p text:style-name="P37"><text:span text:style-name="T128"/></text:p>
      <text:p text:style-name="P37"><text:span text:style-name="T128"/></text:p>
      <text:p text:style-name="P45"><text:span text:style-name="T147">--&gt; Update Infra Request :</text:span></text:p>
      <text:p text:style-name="P47"><text:span text:style-name="T148">Through connector : </text:span><text:span text:style-name="T117">${URN_mso_adapters_openecomp_db_endpoint}</text:span></text:p>
      <text:p text:style-name="P47"><text:span text:style-name="T117">--</text:span><text:span text:style-name="T121">&gt; Do ConfigScaleOut? </text:span></text:p>
      <text:p text:style-name="P47"><text:span text:style-name="T121">Condotion "VNF Orchestration Status" == "Active or Activated" ??</text:span></text:p>
      <text:p text:style-name="P45"><text:span text:style-name="T149">LCM ConfigScaleOut</text:span></text:p>
      <text:p text:style-name="P17">- Call APP-C VNF start (run APPc Command)</text:p>
      <text:p text:style-name="P18"><text:span text:style-name="T1"><text:tab/>- </text:span><text:span text:style-name="T15">Action.</text:span><text:span text:style-name="T2">HealthCheck </text:span></text:p>
      <text:p text:style-name="P20"><text:span text:style-name="T10">- </text:span><text:span text:style-name="T11">Other Actions : ResumeTraffic, Start,Stop, Unlock, ConfigModify, Upgrade, Snapshot</text:span></text:p>
      <text:p text:style-name="P20"><text:span text:style-name="T11"/></text:p>
      <text:p text:style-name="P20"><text:span text:style-name="T11"/></text:p>
      <text:p text:style-name="P21"><text:span text:style-name="T33">--</text:span><text:span text:style-name="T34">&gt; </text:span><text:span text:style-name="T33">Prepare MSO Completion Handler</text:span></text:p>
      <text:p text:style-name="P21"><text:span text:style-name="T33">--</text:span><text:span text:style-name="T35">&gt; MSO Completion Handler</text:span></text:p>
      <text:p text:style-name="P22"><text:span text:style-name="T12"><text:tab/>-</text:span><text:span text:style-name="T13">&gt; </text:span><text:span text:style-name="T9">Prepare Infra Update DB Request</text:span></text:p>
      <text:p text:style-name="P28"><text:span text:style-name="T95">statusMessage = </text:span><text:span text:style-name="T75">"Resource Completed Successfully"</text:span></text:p>
      <text:p text:style-name="P24"><text:span text:style-name="T96"><text:s/><text:tab/></text:span></text:p>
      <text:p text:style-name="P24"><text:span text:style-name="T96"><text:tab/></text:span><text:span text:style-name="T5">String payload = </text:span><text:span text:style-name="T110">"""</text:span></text:p>
      <text:p text:style-name="P72"><text:s text:c="9"/><text:span text:style-name="T28">&lt;soapenv:Envelope xmlns:soapenv="http://schemas.xmlsoap.org/soap/envelope/" xmlns:req="http://org.openecomp.mso/requestsdb"&gt;</text:span></text:p>
      <text:p text:style-name="P72"><text:s text:c="12"/><text:span text:style-name="T28">&lt;soapenv:Header/&gt;</text:span></text:p>
      <text:p text:style-name="P72"><text:s text:c="12"/><text:span text:style-name="T28">&lt;soapenv:Body&gt;</text:span></text:p>
      <text:p text:style-name="P72"><text:s text:c="15"/><text:span text:style-name="T28">&lt;req:updateInfraRequest&gt;</text:span></text:p>
      <text:p text:style-name="P77"><text:span text:style-name="T105"><text:s text:c="18"/></text:span><text:span text:style-name="T106">&lt;requestId&gt;</text:span><text:span text:style-name="T27">${execution.getVariable(</text:span><text:span text:style-name="T106">"CMSO_request_id"</text:span><text:span text:style-name="T27">)}</text:span><text:span text:style-name="T106">&lt;/requestId&gt;</text:span></text:p>
      <text:p text:style-name="P77"><text:span text:style-name="T105"><text:s text:c="18"/></text:span><text:span text:style-name="T106">&lt;lastModifiedBy&gt;</text:span><text:span text:style-name="T27">${execution.getVariable(</text:span><text:span text:style-name="T106">"CMSO_mso-bpel-name"</text:span><text:span text:style-name="T27">)}</text:span><text:span text:style-name="T106">&lt;/lastModifiedBy&gt;</text:span></text:p>
      <text:p text:style-name="P77"><text:span text:style-name="T105"><text:s text:c="18"/></text:span><text:span text:style-name="T106">&lt;statusMessage&gt;</text:span><text:span text:style-name="T27">${statusMessage}</text:span><text:span text:style-name="T106">&lt;/statusMessage&gt;</text:span></text:p>
      <text:p text:style-name="P72"><text:s text:c="18"/><text:span text:style-name="T28">&lt;requestStatus&gt;COMPLETE&lt;/requestStatus&gt;</text:span></text:p>
      <text:p text:style-name="P72"><text:s text:c="16"/><text:span text:style-name="T28">&lt;progress&gt;100&lt;/progress&gt;</text:span></text:p>
      <text:p text:style-name="P77"><text:span text:style-name="T105"><text:s text:c="16"/></text:span><text:span text:style-name="T27">${idXml}</text:span></text:p>
      <text:p text:style-name="P72"><text:s text:c="15"/><text:span text:style-name="T28">&lt;/req:updateInfraRequest&gt;</text:span></text:p>
      <text:p text:style-name="P72"><text:s text:c="12"/><text:span text:style-name="T28">&lt;/soapenv:Body&gt;</text:span></text:p>
      <text:p text:style-name="P54"><text:s text:c="9"/><text:span text:style-name="T28">&lt;/soapenv:Envelope&gt;"""</text:span></text:p>
      <text:p text:style-name="P22"><text:span text:style-name="T5"><text:tab/>-</text:span><text:span text:style-name="T6">&gt; Update Infra DB status to SUCCESS</text:span></text:p>
      <text:p text:style-name="P22"><text:span text:style-name="T6"><text:tab/></text:span><text:span text:style-name="T4">POST request </text:span></text:p>
      <text:p text:style-name="P22"><text:span text:style-name="T4"/></text:p>
      <text:p text:style-name="P25"><text:soft-page-break/><text:span text:style-name="T7"><text:tab/>-</text:span><text:span text:style-name="T8">&gt; <text:s/>Complete MSO Process Done SUCCESSFULLY"</text:span></text:p>
      <text:p text:style-name="P59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54:08.329629390</meta:creation-date>
    <dc:date>2018-06-05T11:18:56.862357107</dc:date>
    <meta:editing-duration>PT16H24M30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6" meta:paragraph-count="185" meta:word-count="757" meta:character-count="8641" meta:non-whitespace-character-count="7489"/>
  </office:meta>
</office:document-meta>
</file>